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4-1 Discussion: Estimating Project Cost</text:a> </text:h>
      <text:p text:style-name="P1">Michael Surdek posted Aug 19, 2021 5:03 PM</text:p>
      <text:section text:style-name="Sect1" text:name="d2l_1_241_985">
        <text:p text:style-name="P1"><text:bookmark text:name="d2l_1_240_470"/></text:p>
      </text:section>
      <text:section text:style-name="Sect1" text:name="d2l_1_242_333">
        <text:p text:style-name="Text_20_body">Estimating the cost of a project is a planning activity that should be done early in the process in order to enhance project execution and control as well as increase the likelihood of acceptance and overall success. Cost estimation is an ongoing activity that should draw on past experiences and similar projects in the beginning and then specific elements such as the scope and schedule baselines once they have been developed in later stages. (MindEdge) Quality estimates are important because they help the project get and stay on track. Inaccurate estimates will likely force practitioners to make undesirable adjustments and, at worst, may derail the entire project. Two contrasting but useful methods of cost estimation are top-down and bottom-up.</text:p>
        <text:p text:style-name="Text_20_body">Top down estimating can be done as soon as the project idea has been formulated. It involves an experienced project practitioner drawing on their knowledge of similar projects and activities to create a rough total cost estimate, which can be adjusted based on familiarity, stakeholder requirements, technology, and any other relevant information. (Eleventure) Top-down estimates can be done quickly and provide a fairly accurate estimate, but once the project has been appropriately broken down in the planning stage, a more accurate cost estimate should be provided, which is where bottom-up estimating comes into play. "Bottom-up estimating compiles costs at the lowest levels of a project and aggregates those costs upward to estimate a total cost for the project." (MindEdge) The lowest levels of a project should ideally have been identified as work packages in the work breakdown structure. Since these work packages can each be assigned to an individual or group, it is also possible to accurately predict the resources and time, and therefore the money, that they require. These cost estimates can then be aggregated to provide an overall estimation for the cost of the entire project. The bottom-up estimate should not be too far off from the original top-down estimate. If there is a large gap, one or both estimates may be off, and the reason why should be investigated.</text:p>
        <text:p text:style-name="Text_20_body">References:</text:p>
        <text:p text:style-name="Text_20_body">Eleventure. (2015, March 4). <text:span text:style-name="Emphasis">Break It Down</text:span>. YouTube. Retrieved from <text:a xlink:type="simple" xlink:href="https://www.youtube.com/watch?v=XQBeQQDeBD4" text:style-name="Internet_20_link" text:visited-style-name="Visited_20_Internet_20_Link">https://www.youtube.com/watch?v=XQBeQQDeBD4</text:a></text:p>
        <text:p text:style-name="Text_20_body">"Module Four: Project Cost, Quality, and Procurement Management." 2021. MindEdge Inc. Retrieved from <text:a xlink:type="simple" xlink:href="https://snhu.mindedgeonline.com/content.php?cid=87501" text:style-name="Internet_20_link" text:visited-style-name="Visited_20_Internet_20_Link">https://snhu.mindedgeonline.com/content.php?cid=87501</text:a></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20:48:01.042390400</meta:creation-date>
    <dc:date>2021-08-25T20:49:25.515540974</dc:date>
    <meta:editing-duration>PT1M24S</meta:editing-duration>
    <meta:editing-cycles>2</meta:editing-cycles>
    <meta:generator>LibreOffice/6.4.7.2$Linux_X86_64 LibreOffice_project/40$Build-2</meta:generator>
    <meta:document-statistic meta:table-count="0" meta:image-count="0" meta:object-count="0" meta:page-count="1" meta:paragraph-count="7" meta:word-count="380" meta:character-count="2494" meta:non-whitespace-character-count="2120"/>
  </office:meta>
</office:document-meta>
</file>